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Standard">
      <style:text-properties style:font-name="Carlito" fo:font-size="11pt" style:font-size-asian="11pt" style:font-size-complex="11pt"/>
    </style:style>
    <style:style style:name="P3" style:family="paragraph" style:parent-style-name="Text_20_body">
      <style:text-properties style:font-name="Carlito" fo:font-size="11pt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5" style:family="paragraph" style:parent-style-name="Preformatted_20_Text">
      <style:text-properties style:font-name="Carlito" fo:font-size="11pt" style:font-size-asian="11pt" style:font-size-complex="11pt"/>
    </style:style>
    <style:style style:name="P6" style:family="paragraph" style:parent-style-name="Text_20_body">
      <style:text-properties style:font-name="Carlito" fo:font-size="14pt" style:font-name-asian="Liberation Mono" style:font-size-asian="14pt" style:font-name-complex="Liberation Mono" style:font-size-complex="14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/>
    </style:style>
    <style:style style:name="T3" style:family="text">
      <style:text-properties style:font-name="Carlito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create a Django form (using </text:span></text:span><text:span text:style-name="Strong_20_Emphasis"><text:span text:style-name="Source_20_Text"><text:span text:style-name="T1">forms.Form</text:span></text:span></text:span><text:span text:style-name="Strong_20_Emphasis"><text:span text:style-name="T1"> and </text:span></text:span><text:span text:style-name="Strong_20_Emphasis"><text:span text:style-name="Source_20_Text"><text:span text:style-name="T1">forms.ModelForm</text:span></text:span></text:span><text:span text:style-name="Strong_20_Emphasis"><text:span text:style-name="T1">)?</text:span></text:span></text:h>
      <text:p text:style-name="P2"><text:span text:style-name="Strong_20_Emphasis"><text:span text:style-name="T2">Answer: </text:span></text:span></text:p>
      <text:p text:style-name="P3"><text:span text:style-name="Strong_20_Emphasis"><text:span text:style-name="T2">Django provides two main ways to create forms:</text:span></text:span></text:p>
      <text:list text:style-name="L1">
        <text:list-item>
          <text:p text:style-name="P4"><text:span text:style-name="Strong_20_Emphasis"><text:span text:style-name="Source_20_Text"><text:span text:style-name="T3">forms.Form</text:span></text:span></text:span><text:span text:style-name="T3">: For manually defined forms not directly tied to a model.</text:span></text:p>
        </text:list-item>
        <text:list-item>
          <text:p text:style-name="P4"><text:span text:style-name="Strong_20_Emphasis"><text:span text:style-name="Source_20_Text"><text:span text:style-name="T3">forms.ModelForm</text:span></text:span></text:span><text:span text:style-name="T3">: Auto-generates form fields from a model.</text:span></text:p>
        </text:list-item>
      </text:list>
      <text:p text:style-name="P3"><text:span text:style-name="Strong_20_Emphasis"><text:span text:style-name="T2">Using </text:span></text:span><text:span text:style-name="Strong_20_Emphasis"><text:span text:style-name="Source_20_Text"><text:span text:style-name="T2">forms.Form</text:span></text:span></text:span><text:span text:style-name="Strong_20_Emphasis"><text:span text:style-name="T2">:</text:span></text:span></text:p>
      <text:p text:style-name="P5">from django import forms</text:p>
      <text:p text:style-name="P5"/>
      <text:p text:style-name="P5">class ContactForm(forms.Form):</text:p>
      <text:p text:style-name="P5"><text:s text:c="4"/>name = forms.CharField(max_length=100)</text:p>
      <text:p text:style-name="P5"><text:s text:c="4"/>email = forms.EmailField()</text:p>
      <text:p text:style-name="P5"><text:s text:c="4"/>message = forms.CharField(widget=forms.Textarea)</text:p>
      <text:p text:style-name="P5"/>
      <text:p text:style-name="P6"><text:span text:style-name="Strong_20_Emphasis"><text:span text:style-name="T3">Using </text:span></text:span><text:span text:style-name="Strong_20_Emphasis"><text:span text:style-name="Source_20_Text"><text:span text:style-name="T3">forms.ModelForm</text:span></text:span></text:span><text:span text:style-name="Strong_20_Emphasis"><text:span text:style-name="T3">:</text:span></text:span></text:p>
      <text:p text:style-name="P5">from django import forms</text:p>
      <text:p text:style-name="P5">from .models import Student</text:p>
      <text:p text:style-name="P5"/>
      <text:p text:style-name="P5">class StudentForm(forms.ModelForm):</text:p>
      <text:p text:style-name="P5"><text:s text:c="4"/>class Meta:</text:p>
      <text:p text:style-name="P5"><text:s text:c="8"/>model = Student</text:p>
      <text:p text:style-name="P5"><text:s text:c="8"/>fields = ['name', 'age', 'email'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9</meta:editing-cycles>
    <meta:creation-date>2025-06-16T14:44:11.283074600</meta:creation-date>
    <meta:editing-duration>PT7M24S</meta:editing-duration>
    <meta:generator>LibreOffice/25.2.4.3$Windows_X86_64 LibreOffice_project/33e196637044ead23f5c3226cde09b47731f7e27</meta:generator>
    <dc:title>Carlito Default</dc:title>
    <dc:date>2025-06-16T15:28:17.206678200</dc:date>
    <meta:document-statistic meta:table-count="0" meta:image-count="0" meta:object-count="0" meta:page-count="1" meta:paragraph-count="18" meta:word-count="78" meta:character-count="630" meta:non-whitespace-character-count="539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